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d8f8f" officeooo:paragraph-rsid="001d8f8f" style:font-style-asian="normal" style:font-weight-asian="bold" style:font-style-complex="normal" style:font-weight-complex="bold"/>
    </style:style>
    <style:style style:name="P2" style:family="paragraph" style:parent-style-name="Standard">
      <style:text-properties officeooo:rsid="001d8f8f" officeooo:paragraph-rsid="001d8f8f"/>
    </style:style>
    <style:style style:name="P3" style:family="paragraph" style:parent-style-name="Standard">
      <style:text-properties fo:font-weight="bold" officeooo:rsid="001d8f8f" officeooo:paragraph-rsid="001d8f8f" style:font-weight-asian="bold" style:font-weight-complex="bold"/>
    </style:style>
    <style:style style:name="P4" style:family="paragraph" style:parent-style-name="Standard">
      <style:text-properties fo:font-weight="bold" officeooo:rsid="001f0729" officeooo:paragraph-rsid="001f0729" style:font-weight-asian="bold" style:font-weight-complex="bold"/>
    </style:style>
    <style:style style:name="P5" style:family="paragraph" style:parent-style-name="Standard">
      <style:text-properties fo:font-weight="bold" officeooo:rsid="001f7fc5" officeooo:paragraph-rsid="001f7fc5" style:font-weight-asian="bold" style:font-weight-complex="bold"/>
    </style:style>
    <style:style style:name="P6" style:family="paragraph" style:parent-style-name="Standard">
      <style:text-properties officeooo:rsid="001f0729" officeooo:paragraph-rsid="001f0729"/>
    </style:style>
    <style:style style:name="P7" style:family="paragraph" style:parent-style-name="Standard">
      <style:text-properties officeooo:rsid="001f7fc5" officeooo:paragraph-rsid="001f7fc5"/>
    </style:style>
    <style:style style:name="P8" style:family="paragraph" style:parent-style-name="Standard">
      <style:text-properties fo:font-weight="normal" officeooo:rsid="00214042" officeooo:paragraph-rsid="00214042" style:font-weight-asian="normal" style:font-weight-complex="normal"/>
    </style:style>
    <style:style style:name="P9" style:family="paragraph" style:parent-style-name="Standard">
      <style:text-properties fo:font-weight="normal" officeooo:rsid="00214042" officeooo:paragraph-rsid="00228911" style:font-weight-asian="normal" style:font-weight-complex="normal"/>
    </style:style>
    <style:style style:name="T1" style:family="text">
      <style:text-properties officeooo:rsid="00228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réstimo;</text:p>
      <text:p text:style-name="P2"/>
      <text:p text:style-name="P2">O empréstimo será feito quando alguém for buscar algum material ou entrar em algum laboratório, ou será automatizado com a reserva já pré cadastrada?</text:p>
      <text:p text:style-name="P2"/>
      <text:p text:style-name="P3">Impressão;</text:p>
      <text:p text:style-name="P2"/>
      <text:p text:style-name="P2">Qual impressora será utilizada para a impressão dos comprovantes?</text:p>
      <text:p text:style-name="P2"/>
      <text:p text:style-name="P2"/>
      <text:p text:style-name="P4">Devolução;</text:p>
      <text:p text:style-name="P6"/>
      <text:p text:style-name="P6">O motivo do defeito deve ser pré-cadastrado ou o usuário assim que relatar deve fazer uma descrição do ocorrido?</text:p>
      <text:p text:style-name="P6"/>
      <text:p text:style-name="P5">Gestão e controle de estoque; </text:p>
      <text:p text:style-name="P7"/>
      <text:p text:style-name="P7">Detalhar mais o “Importar itens do controle de estoque”, como vai acontecer?</text:p>
      <text:p text:style-name="P7"/>
      <text:p text:style-name="P7">“Cadastro de requisitante” - ficou uma dúvida do que é o campo, imagino eu que seja algo referente a cadastro de pessoas para fazer os pedidos de compras de novos componentes;</text:p>
      <text:p text:style-name="P7"/>
      <text:p text:style-name="P7">Como será feito o cadastro de orçamentos, os campos e o seu funcionamento;</text:p>
      <text:p text:style-name="P7"/>
      <text:p text:style-name="P5">Manutenção</text:p>
      <text:p text:style-name="P5"/>
      <text:p text:style-name="P8">Como vai acontecer e como vão registrar a manutenção, coisa simples para não deixar dúvidas.</text:p>
      <text:p text:style-name="P8"/>
      <text:p text:style-name="P8"/>
      <text:p text:style-name="P8"/>
      <text:p text:style-name="P9"><text:span text:style-name="T1">REENTREGA</text:span></text:p>
      <text:p text:style-name="P9"><text:span text:style-name="T1"/></text:p>
      <text:p text:style-name="P9"><text:span text:style-name="T1"/></text:p>
      <text:p text:style-name="P9"><text:span text:style-name="T1">Adicionar uma categoria de materiais com a possibilidade de colocar imagens.</text:span></text:p>
      <text:p text:style-name="P9"><text:span text:style-name="T1"/></text:p>
      <text:p text:style-name="P9"><text:span text:style-name="T1">Bloqueio de devolução maleável.</text:span></text:p>
      <text:p text:style-name="P9"><text:span text:style-name="T1"/></text:p>
      <text:p text:style-name="P9"><text:span text:style-name="T1">Definir data de devolução no hora do empréstimo. </text:span></text:p>
      <text:p text:style-name="P9"><text:span text:style-name="T1"><text:line-break/>Fazer baixa do estoque automático na entrega.</text:span></text:p>
      <text:p text:style-name="P9"><text:span text:style-name="T1"/></text:p>
      <text:p text:style-name="P9"><text:span text:style-name="T1">Campo d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21:10:07.81</meta:creation-date>
    <dc:date>2013-06-27T21:32:33.26</dc:date>
    <meta:editing-duration>PT42M32S</meta:editing-duration>
    <meta:editing-cycles>3</meta:editing-cycles>
    <meta:generator>LibreOffice/3.6$Windows_x86 LibreOffice_project/932b512-69e3009-7a10e5c-fc86223-a55908</meta:generator>
    <meta:document-statistic meta:table-count="0" meta:image-count="0" meta:object-count="0" meta:page-count="1" meta:paragraph-count="18" meta:word-count="165" meta:character-count="1034" meta:non-whitespace-character-count="883"/>
  </office:meta>
</office:document-meta>
</file>